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a14" officeooo:paragraph-rsid="001f3a14"/>
    </style:style>
    <style:style style:name="P2" style:family="paragraph" style:parent-style-name="Standard">
      <style:text-properties officeooo:rsid="001f3a14" officeooo:paragraph-rsid="001f3a14" fo:background-color="#fff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AI-101 Introduction to AI tools</text:p>
      <text:p text:style-name="P1">Summary</text:p>
      <text:p text:style-name="P1">This document outlines the requirements for Module 1 of the CodeBoxx Applied AI</text:p>
      <text:p text:style-name="P1">curriculum. In this module, candidates will first explore AI tools from a user perspective,</text:p>
      <text:p text:style-name="P1">as well as from a developer perspective.</text:p>
      <text:p text:style-name="P1">Objectives</text:p>
      <text:p text:style-name="P1">●​ Familiarization with LLM tools from a user perspective</text:p>
      <text:p text:style-name="P1">●​ Familiarization with Prompt Engineering</text:p>
      <text:p text:style-name="P1">●​ Introduction to AI tools for developers</text:p>
      <text:p text:style-name="P1">Requirements</text:p>
      <text:p text:style-name="P1">Before we dive into the content, let’s set up the necessary tools.</text:p>
      <text:p text:style-name="P1">1.​ Install Acaconda– A powerful package manager that simplifies managing Python</text:p>
      <text:p text:style-name="P1">libraries and environments.</text:p>
      <text:p text:style-name="P1">2.​ (Optional) Set up Visual Studio Code (VS Code), a versatile and lightweight code</text:p>
      <text:p text:style-name="P1">editor that enhances coding, debugging, and file management. While Anaconda</text:p>
      <text:p text:style-name="P1">covers all required tasks, using VS Code is a matter of preference.</text:p>
      <text:p text:style-name="P1">3.​ Clone the CodeBoxx AI Toolkit repository at</text:p>
      <text:p text:style-name="P1">https://github.com/Gamikaru/codeboxx-aai-student-lab</text:p>
      <text:p text:style-name="P1">4.​ Create your own repository on GitHub, using the previous repository as the base</text:p>
      <text:p text:style-name="P1">you’ll be working on.5.​ Insert the link to your repository at the bottom of this document, in the</text:p>
      <text:p text:style-name="P1">Deliverables section.</text:p>
      <text:p text:style-name="P2">https://github.com/HoTs79/HongT-AI.git</text:p>
      <text:p text:style-name="P1"/>
      <text:p text:style-name="P1">Part 1: Introduction to AI tools and Prompt Engineering</text:p>
      <text:p text:style-name="P1">Instructions: Provide your answers, and if applicable, any images and/or links required</text:p>
      <text:p text:style-name="P1">for the exercises. Once finished, upload the completed document to the submission</text:p>
      <text:p text:style-name="P1">area of the deliverable(s) section.</text:p>
      <text:p text:style-name="P1">Student Name: [Enter your name here]</text:p>
      <text:p text:style-name="P1">Exercise 1.1</text:p>
      <text:p text:style-name="P1">Replace this with your answers, and, if applicable, any images or links</text:p>
      <text:p text:style-name="P1">​</text:p>
      <text:p text:style-name="P1">Exercise 1.2</text:p>
      <text:p text:style-name="P1">Replace this with your answers, and, if applicable, any images or links</text:p>
      <text:p text:style-name="P1">​</text:p>
      <text:p text:style-name="P1">Exercise 2.1</text:p>
      <text:p text:style-name="P1">Replace this with your answers, and, if applicable, any images or links</text:p>
      <text:p text:style-name="P1">​</text:p>
      <text:p text:style-name="P1">Exercise 3.1Replace this with your answers, and, if applicable, any images or links</text:p>
      <text:p text:style-name="P1">​</text:p>
      <text:p text:style-name="P1">Exercise 4.1</text:p>
      <text:p text:style-name="P1">Replace this with your answers, and, if applicable, any images or links</text:p>
      <text:p text:style-name="P1">​</text:p>
      <text:p text:style-name="P1">Exercise 4.2</text:p>
      <text:p text:style-name="P1">Replace this with your answers, and, if applicable, any images or links</text:p>
      <text:p text:style-name="P1">​</text:p>
      <text:p text:style-name="P1">Exercise 5.1</text:p>
      <text:p text:style-name="P1">Replace this with your answers, and, if applicable, any images or links</text:p>
      <text:p text:style-name="P1">​</text:p>
      <text:p text:style-name="P1">Exercise 5.2</text:p>
      <text:p text:style-name="P1">Replace this with your answers, and, if applicable, any images or links</text:p>
      <text:p text:style-name="P1">​</text:p>
      <text:p text:style-name="P1">Exercise 5.3</text:p>
      <text:p text:style-name="P1"><text:soft-page-break/>Replace this with your answers, and, if applicable, any images or links</text:p>
      <text:p text:style-name="P1">​</text:p>
      <text:p text:style-name="P1">Exercise 5.4Replace this with your answers, and, if applicable, any images or links</text:p>
      <text:p text:style-name="P1">​</text:p>
      <text:p text:style-name="P1">Exercise 6.1</text:p>
      <text:p text:style-name="P1">Replace this with your answers, and, if applicable, any images or links</text:p>
      <text:p text:style-name="P1">​</text:p>
      <text:p text:style-name="P1">Exercise 6.2</text:p>
      <text:p text:style-name="P1">Replace this with your answers, and, if applicable, any images or links</text:p>
      <text:p text:style-name="P1">​</text:p>
      <text:p text:style-name="P1">Exercise 6.3</text:p>
      <text:p text:style-name="P1">Replace this with your answers, and, if applicable, any images or links</text:p>
      <text:p text:style-name="P1">​</text:p>
      <text:p text:style-name="P1">Exercise 7.1</text:p>
      <text:p text:style-name="P1">Replace this with your answers, and, if applicable, any images or links</text:p>
      <text:p text:style-name="P1">​</text:p>
      <text:p text:style-name="P1">Exercise 8.1</text:p>
      <text:p text:style-name="P1">Replace this with your answers, and, if applicable, any images or links</text:p>
      <text:p text:style-name="P1">​</text:p>
      <text:p text:style-name="P1">Exercise 8.2Replace this with your answers, and, if applicable, any images or links</text:p>
      <text:p text:style-name="P1">​</text:p>
      <text:p text:style-name="P1">Exercise 8.3</text:p>
      <text:p text:style-name="P1">Replace this with your answers, and, if applicable, any images or links</text:p>
      <text:p text:style-name="P1">​</text:p>
      <text:p text:style-name="P1">Exercise 8.4</text:p>
      <text:p text:style-name="P1">Replace this with your answers, and, if applicable, any images or links</text:p>
      <text:p text:style-name="P1">​</text:p>
      <text:p text:style-name="P1">Exercise 8.5</text:p>
      <text:p text:style-name="P1">Replace this with your answers, and, if applicable, any images or links</text:p>
      <text:p text:style-name="P1">​</text:p>
      <text:p text:style-name="P1">Exercise 8.6</text:p>
      <text:p text:style-name="P1">Replace this with your answers, and, if applicable, any images or links</text:p>
      <text:p text:style-name="P1">​</text:p>
      <text:p text:style-name="P1">Exercise 8.7</text:p>
      <text:p text:style-name="P1">Replace this with your answers, and, if applicable, any images or links</text:p>
      <text:p text:style-name="P1">​</text:p>
      <text:p text:style-name="P1">Exercise 8.8Replace this with your answers, and, if applicable, any images or links</text:p>
      <text:p text:style-name="P1">​</text:p>
      <text:p text:style-name="P1">Exercise 8.9</text:p>
      <text:p text:style-name="P1">Replace this with your answers, and, if applicable, any images or links</text:p>
      <text:p text:style-name="P1">​</text:p>
      <text:p text:style-name="P1">Exercise 8.10</text:p>
      <text:p text:style-name="P1">Replace this with your answers, and, if applicable, any images or links</text:p>
      <text:p text:style-name="P1">​</text:p>
      <text:p text:style-name="P1">Exercise 9.1</text:p>
      <text:p text:style-name="P1">Replace this with your answers, and, if applicable, any images or links</text:p>
      <text:p text:style-name="P1">​</text:p>
      <text:p text:style-name="P1">Part 2: Introduction to AI tools for Developers</text:p>
      <text:p text:style-name="P1">This part of the module introduces foundational tools for data manipulation and</text:p>
      <text:p text:style-name="P1">analysis.</text:p>
      <text:p text:style-name="P1">Setup</text:p>
      <text:p text:style-name="P1">1.​ Access the Repository</text:p>
      <text:p text:style-name="P1"><text:soft-page-break/>a.​ Visit the CodeBoxx AI Toolkit repository at</text:p>
      <text:p text:style-name="P1">https://github.com/Gamikaru/codeboxx-aai-student-lab</text:p>
      <text:p text:style-name="P1">b.​ Take time to read through the README first to understand the repository</text:p>
      <text:p text:style-name="P1">structure2.​ If not already done, clone the repository</text:p>
      <text:p text:style-name="P1">3.​ If not already done, create your own repository on GitHub, using the cloned</text:p>
      <text:p text:style-name="P1">repository as the base you’ll be working on.</text:p>
      <text:p text:style-name="P1">4.​ Launch Jupyter Lab</text:p>
      <text:p text:style-name="P1">a.​ Activate your conda environment if you have one by typing conda activate</text:p>
      <text:p text:style-name="P1">your-environment-name</text:p>
      <text:p text:style-name="P1">b.​ Start Jupyter Lab in the repository directory by typing jupyter lab</text:p>
      <text:p text:style-name="P1">5.​ Navigate the Notebooks</text:p>
      <text:p text:style-name="P1">a.​ In your browser, Jupyter Lab will open automatically. If it doesn’t, paste the</text:p>
      <text:p text:style-name="P1">links provided after you ran jupyter lab into your browser.</text:p>
      <text:p text:style-name="P1">b.​ Use the file browser on the left to navigate to the appropriate module</text:p>
      <text:p text:style-name="P1">folder</text:p>
      <text:p text:style-name="P1">Exercises and Datasets</text:p>
      <text:p text:style-name="P1">Below is a list of exercises and datasets you'll need. Refer to the Approach section for</text:p>
      <text:p text:style-name="P1">guidance on how to proceed.</text:p>
      <text:p text:style-name="P1">1.​ Pandas Tutorials (AAI-101/notebooks/tutorials/)</text:p>
      <text:p text:style-name="P1">a.​ Work through these 10 Sequential Notebooks in order:</text:p>
      <text:p text:style-name="P1">i.​ 1_pandas_intro.ipynb - Basic DataFrame operations</text:p>
      <text:p text:style-name="P1">ii.​ 2_read_and_write_tabular_data.ipynb - Importing and exporting</text:p>
      <text:p text:style-name="P1">data</text:p>
      <text:p text:style-name="P1">iii.​ 3_selecting_a_subset_of_df.ipynb - Data filtering and selection</text:p>
      <text:p text:style-name="P1">iv.​ 4_creating_plots.ipynb - Basic data visualization</text:p>
      <text:p text:style-name="P1">v.​ 5_new_cols_from_existing_cols.ipynb - Data transformation</text:p>
      <text:p text:style-name="P1">vi.​ 6_calculating_statistics.ipynb - Statistical operations</text:p>
      <text:p text:style-name="P1">vii.​ 7_table_reshaping.ipynb - Reshaping data (pivot, melt)</text:p>
      <text:p text:style-name="P1">viii.​ 8_combining_dataframes.ipynb - Merging and joining datasets</text:p>
      <text:p text:style-name="P1">ix.​ 9_handling_time_series_data.ipynb - Time series analysis</text:p>
      <text:p text:style-name="P1">x.​ 10_manipulating_textual_data.ipynb - Text manipulation</text:p>
      <text:p text:style-name="P1">2.​ Practice Worksheets (AAI-101/notebooks/worksheets/)</text:p>
      <text:p text:style-name="P1">a.​ challenges_101.ipynb - Practical challenges using student enrollment data</text:p>
      <text:p text:style-name="P1">b.​ further_challenges_101.ipynb - Additional practice problems using a</text:p>
      <text:p text:style-name="P1">dataset of your choice!</text:p>
      <text:p text:style-name="P1">3.​ Datasets (AAI-101/data/ and AAI-101/air_quality_datasets/)</text:p>
      <text:p text:style-name="P1">a.​ Student and enrollment data (students.csv, enrollments.json)b.​ Titanic passenger data (titanic.csv)</text:p>
      <text:p text:style-name="P1">c.​ Air quality datasets (various CSV files)</text:p>
      <text:p text:style-name="P1">Approach</text:p>
      <text:p text:style-name="P1">1.​ Start with the Basics:</text:p>
      <text:p text:style-name="P1">○​ Begin with the tutorial notebooks in numerical order</text:p>
      <text:p text:style-name="P1">○​ Execute each cell and observe the results</text:p>
      <text:p text:style-name="P1">○​ Modify parameters to deepen your understanding</text:p>
      <text:p text:style-name="P1">2.​ Practice What You've Learned:</text:p>
      <text:p text:style-name="P1">○​ After completing the tutorials, tackle the challenges in</text:p>
      <text:p text:style-name="P1">challenges_101.ipynb</text:p>
      <text:p text:style-name="P1">○​ These exercises mirror real-world data tasks</text:p>
      <text:p text:style-name="P1">○​ Use the provided datasets to complete the exercises</text:p>
      <text:p text:style-name="P1">3.​ Apply to Your Own Projects:</text:p>
      <text:p text:style-name="P1">○​ For further_challenges_101.ipynb, find a dataset that interests you</text:p>
      <text:p text:style-name="P1">○​ Apply the techniques you've learned to analyze this new dataset</text:p>
      <text:p text:style-name="P1">Deliverables</text:p>
      <text:p text:style-name="P1"><text:soft-page-break/>A zip file containing</text:p>
      <text:p text:style-name="P1">●​ This document, containing</text:p>
      <text:p text:style-name="P1">○​ The answers to part 1 questions</text:p>
      <text:p text:style-name="P1">○​ A link to your GitHub repository containing your completed notebooks and</text:p>
      <text:p text:style-name="P1">datasets. Ensure your project maintains the same folder and file structure</text:p>
      <text:p text:style-name="P1">as the cloned repository.</text:p>
      <text:p text:style-name="P1">○​ GitHub link: &lt;insert your GitHub repository link here&gt;</text:p>
      <text:p text:style-name="P1">Make sure to use only the 'Upload a File' option to submit your deliverables.​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8:41:29.094675520</meta:creation-date>
    <meta:generator>LibreOffice/7.3.7.2$Linux_X86_64 LibreOffice_project/30$Build-2</meta:generator>
    <dc:date>2025-02-28T20:05:11.329380385</dc:date>
    <meta:editing-duration>PT1H12M4S</meta:editing-duration>
    <meta:editing-cycles>2</meta:editing-cycles>
    <meta:document-statistic meta:table-count="0" meta:image-count="0" meta:object-count="0" meta:page-count="4" meta:paragraph-count="163" meta:word-count="636" meta:character-count="6756" meta:non-whitespace-character-count="3343"/>
  </office:meta>
</office:document-meta>
</file>